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0.6008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2.8402in"/>
    </style:style>
    <style:style style:name="co5" style:family="table-column">
      <style:table-column-properties fo:break-before="auto" style:column-width="0.2508in"/>
    </style:style>
    <style:style style:name="co6" style:family="table-column">
      <style:table-column-properties fo:break-before="auto" style:column-width="0.50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0.3492in"/>
    </style:style>
    <style:style style:name="co10" style:family="table-column">
      <style:table-column-properties fo:break-before="auto" style:column-width="0.3602in"/>
    </style:style>
    <style:style style:name="co11" style:family="table-column">
      <style:table-column-properties fo:break-before="auto" style:column-width="0.4043in"/>
    </style:style>
    <style:style style:name="co12" style:family="table-column">
      <style:table-column-properties fo:break-before="auto" style:column-width="4.77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21">
      <style:table-cell-properties style:glyph-orientation-vertical="0" fo:border-bottom="0.0008in solid #000000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33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tru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</office:automatic-styles>
  <office:body>
    <office:spreadsheet>
      <table:calculation-settings table:case-sensitive="false" table:use-regular-expressions="false"/>
      <table:table table:name="DTGen" table:style-name="ta1">
        <office:forms form:automatic-focus="false" form:apply-design-mode="false"/>
        <table:table-header-columns>
          <table:table-column table:style-name="co1" table:default-cell-style-name="ce3"/>
          <table:table-column table:style-name="co2" table:default-cell-style-name="ce5"/>
          <table:table-column table:style-name="co3" table:default-cell-style-name="ce7"/>
          <table:table-column table:style-name="co4" table:default-cell-style-name="ce3"/>
          <table:table-column table:style-name="co5" table:default-cell-style-name="ce4"/>
        </table:table-header-columns>
        <table:table-column table:style-name="co6" table:number-columns-repeated="18" table:default-cell-style-name="ce11"/>
        <table:table-header-rows>
          <table:table-row table:style-name="ro1">
            <table:table-cell table:style-name="ce1" table:number-columns-repeated="2"/>
            <table:table-cell table:style-name="ce1" office:value-type="string">
              <text:p>Estimated</text:p>
            </table:table-cell>
            <table:table-cell table:style-name="ce1"/>
            <table:table-cell/>
            <table:table-cell table:style-name="ce9"/>
            <table:table-cell table:style-name="Default" table:number-columns-repeated="17"/>
          </table:table-row>
          <table:table-row table:style-name="ro1">
            <table:table-cell table:style-name="ce1" office:value-type="string">
              <text:p>Release</text:p>
            </table:table-cell>
            <table:table-cell table:style-name="ce1" office:value-type="string">
              <text:p>Weeks</text:p>
            </table:table-cell>
            <table:table-cell table:style-name="ce1" office:value-type="string">
              <text:p>Delivery Date</text:p>
            </table:table-cell>
            <table:table-cell table:style-name="ce1" office:value-type="string">
              <text:p>Description</text:p>
            </table:table-cell>
            <table:table-cell/>
            <table:table-cell table:style-name="ce9" office:value-type="string">
              <text:p>Week Ending:</text:p>
            </table:table-cell>
            <table:table-cell table:style-name="Default" table:number-columns-repeated="8"/>
            <table:table-cell table:style-name="ce9" table:formula="of:=[.F2]" office:value-type="string" office:string-value="Week Ending:">
              <text:p>Week Ending:</text:p>
            </table:table-cell>
            <table:table-cell table:style-name="Default" table:number-columns-repeated="8"/>
          </table:table-row>
          <table:table-row table:style-name="ro2">
            <table:table-cell table:style-name="ce2" office:value-type="string" table:number-columns-spanned="2" table:number-rows-spanned="1">
              <text:p>Start Date:</text:p>
            </table:table-cell>
            <table:covered-table-cell table:style-name="ce2"/>
            <table:table-cell table:style-name="ce6" office:value-type="date" office:date-value="2012-07-20">
              <text:p>20-Jul-2012</text:p>
            </table:table-cell>
            <table:table-cell table:style-name="ce8" table:formula="of:=&quot;Current AsOf: &quot;&amp;VLOOKUP(DAY(TODAY());[Wiki.A3:Wiki.B33];2)&amp;&quot;-&quot;&amp;VLOOKUP(MONTH(TODAY());[Wiki.D3:.E14];2)&amp;&quot;-&quot;&amp;YEAR(TODAY())" office:value-type="string" office:string-value="Current AsOf: 04-Oct-2012">
              <text:p>Current AsOf: 04-Oct-2012</text:p>
            </table:table-cell>
            <table:table-cell/>
            <table:table-cell table:style-name="ce10" table:formula="of:=[.C4]" office:value-type="date" office:date-value="2012-10-05">
              <text:p>Oct 05</text:p>
            </table:table-cell>
            <table:table-cell table:style-name="ce10" table:formula="of:=[.F3]+7" office:value-type="date" office:date-value="2012-10-12">
              <text:p>Oct 12</text:p>
            </table:table-cell>
            <table:table-cell table:style-name="ce10" table:formula="of:=[.G3]+7" office:value-type="date" office:date-value="2012-10-19">
              <text:p>Oct 19</text:p>
            </table:table-cell>
            <table:table-cell table:style-name="ce10" table:formula="of:=[.H3]+7" office:value-type="date" office:date-value="2012-10-26">
              <text:p>Oct 26</text:p>
            </table:table-cell>
            <table:table-cell table:style-name="ce10" table:formula="of:=[.I3]+7" office:value-type="date" office:date-value="2012-11-02">
              <text:p>Nov 02</text:p>
            </table:table-cell>
            <table:table-cell table:style-name="ce10" table:formula="of:=[.J3]+7" office:value-type="date" office:date-value="2012-11-09">
              <text:p>Nov 09</text:p>
            </table:table-cell>
            <table:table-cell table:style-name="ce10" table:formula="of:=[.K3]+7" office:value-type="date" office:date-value="2012-11-16">
              <text:p>Nov 16</text:p>
            </table:table-cell>
            <table:table-cell table:style-name="ce10" table:formula="of:=[.L3]+7" office:value-type="date" office:date-value="2012-11-23">
              <text:p>Nov 23</text:p>
            </table:table-cell>
            <table:table-cell table:style-name="ce10" table:formula="of:=[.M3]+7" office:value-type="date" office:date-value="2012-11-30">
              <text:p>Nov 30</text:p>
            </table:table-cell>
            <table:table-cell table:style-name="ce10" table:formula="of:=[.N3]+7" office:value-type="date" office:date-value="2012-12-07">
              <text:p>Dec 07</text:p>
            </table:table-cell>
            <table:table-cell table:style-name="ce10" table:formula="of:=[.O3]+7" office:value-type="date" office:date-value="2012-12-14">
              <text:p>Dec 14</text:p>
            </table:table-cell>
            <table:table-cell table:style-name="ce10" table:formula="of:=[.P3]+7" office:value-type="date" office:date-value="2012-12-21">
              <text:p>Dec 21</text:p>
            </table:table-cell>
            <table:table-cell table:style-name="ce10" table:formula="of:=[.Q3]+7" office:value-type="date" office:date-value="2012-12-28">
              <text:p>Dec 28</text:p>
            </table:table-cell>
            <table:table-cell table:style-name="ce10" table:formula="of:=[.R3]+7" office:value-type="date" office:date-value="2013-01-04">
              <text:p>Jan 04</text:p>
            </table:table-cell>
            <table:table-cell table:style-name="ce10" table:formula="of:=[.S3]+7" office:value-type="date" office:date-value="2013-01-11">
              <text:p>Jan 11</text:p>
            </table:table-cell>
            <table:table-cell table:style-name="ce10" table:formula="of:=[.T3]+7" office:value-type="date" office:date-value="2013-01-18">
              <text:p>Jan 18</text:p>
            </table:table-cell>
            <table:table-cell table:style-name="ce10" table:formula="of:=[.U3]+7" office:value-type="date" office:date-value="2013-01-25">
              <text:p>Jan 25</text:p>
            </table:table-cell>
            <table:table-cell table:style-name="ce10" table:formula="of:=[.V3]+7" office:value-type="date" office:date-value="2013-02-01">
              <text:p>Feb 01</text:p>
            </table:table-cell>
          </table:table-row>
        </table:table-header-rows>
        <table:table-row table:style-name="ro1">
          <table:table-cell office:value-type="string">
            <text:p>0.12</text:p>
          </table:table-cell>
          <table:table-cell office:value-type="float" office:value="11">
            <text:p>11</text:p>
          </table:table-cell>
          <table:table-cell table:formula="of:=[.C3]+(7*[.B4])" office:value-type="date" office:date-value="2012-10-05">
            <text:p>05-Oct-2012</text:p>
          </table:table-cell>
          <table:table-cell office:value-type="string">
            <text:p>Minor/Simple Defects Repair and QA1</text:p>
          </table:table-cell>
          <table:table-cell/>
          <table:table-cell table:formula="of:=IF(AND([.F$3]&gt;[.$C3];[.F$3]&lt;=[.$C4]);&quot;X&quot;;&quot;&quot;)" office:value-type="string" office:string-value="X">
            <text:p>X</text:p>
          </table:table-cell>
          <table:table-cell table:formula="of:=IF(AND([.G$3]&gt;[.$C3];[.G$3]&lt;=[.$C4]);&quot;X&quot;;&quot;&quot;)">
            <text:p/>
          </table:table-cell>
          <table:table-cell table:formula="of:=IF(AND([.H$3]&gt;[.$C3];[.H$3]&lt;=[.$C4]);&quot;X&quot;;&quot;&quot;)">
            <text:p/>
          </table:table-cell>
          <table:table-cell table:formula="of:=IF(AND([.I$3]&gt;[.$C3];[.I$3]&lt;=[.$C4]);&quot;X&quot;;&quot;&quot;)">
            <text:p/>
          </table:table-cell>
          <table:table-cell table:formula="of:=IF(AND([.J$3]&gt;[.$C3];[.J$3]&lt;=[.$C4]);&quot;X&quot;;&quot;&quot;)">
            <text:p/>
          </table:table-cell>
          <table:table-cell table:formula="of:=IF(AND([.K$3]&gt;[.$C3];[.K$3]&lt;=[.$C4]);&quot;X&quot;;&quot;&quot;)">
            <text:p/>
          </table:table-cell>
          <table:table-cell table:formula="of:=IF(AND([.L$3]&gt;[.$C3];[.L$3]&lt;=[.$C4]);&quot;X&quot;;&quot;&quot;)">
            <text:p/>
          </table:table-cell>
          <table:table-cell table:formula="of:=IF(AND([.M$3]&gt;[.$C3];[.M$3]&lt;=[.$C4]);&quot;X&quot;;&quot;&quot;)">
            <text:p/>
          </table:table-cell>
          <table:table-cell table:formula="of:=IF(AND([.N$3]&gt;[.$C3];[.N$3]&lt;=[.$C4]);&quot;X&quot;;&quot;&quot;)">
            <text:p/>
          </table:table-cell>
          <table:table-cell table:formula="of:=IF(AND([.O$3]&gt;[.$C3];[.O$3]&lt;=[.$C4]);&quot;X&quot;;&quot;&quot;)">
            <text:p/>
          </table:table-cell>
          <table:table-cell table:formula="of:=IF(AND([.P$3]&gt;[.$C3];[.P$3]&lt;=[.$C4]);&quot;X&quot;;&quot;&quot;)">
            <text:p/>
          </table:table-cell>
          <table:table-cell table:formula="of:=IF(AND([.Q$3]&gt;[.$C3];[.Q$3]&lt;=[.$C4]);&quot;X&quot;;&quot;&quot;)">
            <text:p/>
          </table:table-cell>
          <table:table-cell table:formula="of:=IF(AND([.R$3]&gt;[.$C3];[.R$3]&lt;=[.$C4]);&quot;X&quot;;&quot;&quot;)">
            <text:p/>
          </table:table-cell>
          <table:table-cell table:formula="of:=IF(AND([.S$3]&gt;[.$C3];[.S$3]&lt;=[.$C4]);&quot;X&quot;;&quot;&quot;)">
            <text:p/>
          </table:table-cell>
          <table:table-cell table:formula="of:=IF(AND([.T$3]&gt;[.$C3];[.T$3]&lt;=[.$C4]);&quot;X&quot;;&quot;&quot;)">
            <text:p/>
          </table:table-cell>
          <table:table-cell table:formula="of:=IF(AND([.U$3]&gt;[.$C3];[.U$3]&lt;=[.$C4]);&quot;X&quot;;&quot;&quot;)">
            <text:p/>
          </table:table-cell>
          <table:table-cell table:formula="of:=IF(AND([.V$3]&gt;[.$C3];[.V$3]&lt;=[.$C4]);&quot;X&quot;;&quot;&quot;)">
            <text:p/>
          </table:table-cell>
          <table:table-cell table:formula="of:=IF(AND([.W$3]&gt;[.$C3];[.W$3]&lt;=[.$C4]);&quot;X&quot;;&quot;&quot;)">
            <text:p/>
          </table:table-cell>
        </table:table-row>
        <table:table-row table:style-name="ro1">
          <table:table-cell office:value-type="string">
            <text:p>0.13</text:p>
          </table:table-cell>
          <table:table-cell office:value-type="float" office:value="0">
            <text:p>0</text:p>
          </table:table-cell>
          <table:table-cell table:formula="of:=[.C4]+(7*[.B5])" office:value-type="date" office:date-value="2012-10-05">
            <text:p>05-Oct-2012</text:p>
          </table:table-cell>
          <table:table-cell office:value-type="string">
            <text:p>Skipped</text:p>
          </table:table-cell>
          <table:table-cell/>
          <table:table-cell table:formula="of:=IF(AND([.F$3]&gt;[.$C4];[.F$3]&lt;=[.$C5]);&quot;X&quot;;&quot;&quot;)">
            <text:p/>
          </table:table-cell>
          <table:table-cell table:formula="of:=IF(AND([.G$3]&gt;[.$C4];[.G$3]&lt;=[.$C5]);&quot;X&quot;;&quot;&quot;)">
            <text:p/>
          </table:table-cell>
          <table:table-cell table:formula="of:=IF(AND([.H$3]&gt;[.$C4];[.H$3]&lt;=[.$C5]);&quot;X&quot;;&quot;&quot;)">
            <text:p/>
          </table:table-cell>
          <table:table-cell table:formula="of:=IF(AND([.I$3]&gt;[.$C4];[.I$3]&lt;=[.$C5]);&quot;X&quot;;&quot;&quot;)">
            <text:p/>
          </table:table-cell>
          <table:table-cell table:formula="of:=IF(AND([.J$3]&gt;[.$C4];[.J$3]&lt;=[.$C5]);&quot;X&quot;;&quot;&quot;)">
            <text:p/>
          </table:table-cell>
          <table:table-cell table:formula="of:=IF(AND([.K$3]&gt;[.$C4];[.K$3]&lt;=[.$C5]);&quot;X&quot;;&quot;&quot;)">
            <text:p/>
          </table:table-cell>
          <table:table-cell table:formula="of:=IF(AND([.L$3]&gt;[.$C4];[.L$3]&lt;=[.$C5]);&quot;X&quot;;&quot;&quot;)">
            <text:p/>
          </table:table-cell>
          <table:table-cell table:formula="of:=IF(AND([.M$3]&gt;[.$C4];[.M$3]&lt;=[.$C5]);&quot;X&quot;;&quot;&quot;)">
            <text:p/>
          </table:table-cell>
          <table:table-cell table:formula="of:=IF(AND([.N$3]&gt;[.$C4];[.N$3]&lt;=[.$C5]);&quot;X&quot;;&quot;&quot;)">
            <text:p/>
          </table:table-cell>
          <table:table-cell table:formula="of:=IF(AND([.O$3]&gt;[.$C4];[.O$3]&lt;=[.$C5]);&quot;X&quot;;&quot;&quot;)">
            <text:p/>
          </table:table-cell>
          <table:table-cell table:formula="of:=IF(AND([.P$3]&gt;[.$C4];[.P$3]&lt;=[.$C5]);&quot;X&quot;;&quot;&quot;)">
            <text:p/>
          </table:table-cell>
          <table:table-cell table:formula="of:=IF(AND([.Q$3]&gt;[.$C4];[.Q$3]&lt;=[.$C5]);&quot;X&quot;;&quot;&quot;)">
            <text:p/>
          </table:table-cell>
          <table:table-cell table:formula="of:=IF(AND([.R$3]&gt;[.$C4];[.R$3]&lt;=[.$C5]);&quot;X&quot;;&quot;&quot;)">
            <text:p/>
          </table:table-cell>
          <table:table-cell table:formula="of:=IF(AND([.S$3]&gt;[.$C4];[.S$3]&lt;=[.$C5]);&quot;X&quot;;&quot;&quot;)">
            <text:p/>
          </table:table-cell>
          <table:table-cell table:formula="of:=IF(AND([.T$3]&gt;[.$C4];[.T$3]&lt;=[.$C5]);&quot;X&quot;;&quot;&quot;)">
            <text:p/>
          </table:table-cell>
          <table:table-cell table:formula="of:=IF(AND([.U$3]&gt;[.$C4];[.U$3]&lt;=[.$C5]);&quot;X&quot;;&quot;&quot;)">
            <text:p/>
          </table:table-cell>
          <table:table-cell table:formula="of:=IF(AND([.V$3]&gt;[.$C4];[.V$3]&lt;=[.$C5]);&quot;X&quot;;&quot;&quot;)">
            <text:p/>
          </table:table-cell>
          <table:table-cell table:formula="of:=IF(AND([.W$3]&gt;[.$C4];[.W$3]&lt;=[.$C5]);&quot;X&quot;;&quot;&quot;)">
            <text:p/>
          </table:table-cell>
        </table:table-row>
        <table:table-row table:style-name="ro1">
          <table:table-cell office:value-type="string">
            <text:p>0.14</text:p>
          </table:table-cell>
          <table:table-cell office:value-type="float" office:value="4">
            <text:p>4</text:p>
          </table:table-cell>
          <table:table-cell table:formula="of:=[.C5]+(7*[.B6])" office:value-type="date" office:date-value="2012-11-02">
            <text:p>02-Nov-2012</text:p>
          </table:table-cell>
          <table:table-cell office:value-type="string">
            <text:p>QA2 Testing and Critical Fixes</text:p>
          </table:table-cell>
          <table:table-cell/>
          <table:table-cell table:formula="of:=IF(AND([.F$3]&gt;[.$C5];[.F$3]&lt;=[.$C6]);&quot;X&quot;;&quot;&quot;)">
            <text:p/>
          </table:table-cell>
          <table:table-cell table:formula="of:=IF(AND([.G$3]&gt;[.$C5];[.G$3]&lt;=[.$C6]);&quot;X&quot;;&quot;&quot;)" office:value-type="string" office:string-value="X">
            <text:p>X</text:p>
          </table:table-cell>
          <table:table-cell table:formula="of:=IF(AND([.H$3]&gt;[.$C5];[.H$3]&lt;=[.$C6]);&quot;X&quot;;&quot;&quot;)" office:value-type="string" office:string-value="X">
            <text:p>X</text:p>
          </table:table-cell>
          <table:table-cell table:formula="of:=IF(AND([.I$3]&gt;[.$C5];[.I$3]&lt;=[.$C6]);&quot;X&quot;;&quot;&quot;)" office:value-type="string" office:string-value="X">
            <text:p>X</text:p>
          </table:table-cell>
          <table:table-cell table:formula="of:=IF(AND([.J$3]&gt;[.$C5];[.J$3]&lt;=[.$C6]);&quot;X&quot;;&quot;&quot;)" office:value-type="string" office:string-value="X">
            <text:p>X</text:p>
          </table:table-cell>
          <table:table-cell table:formula="of:=IF(AND([.K$3]&gt;[.$C5];[.K$3]&lt;=[.$C6]);&quot;X&quot;;&quot;&quot;)">
            <text:p/>
          </table:table-cell>
          <table:table-cell table:formula="of:=IF(AND([.L$3]&gt;[.$C5];[.L$3]&lt;=[.$C6]);&quot;X&quot;;&quot;&quot;)">
            <text:p/>
          </table:table-cell>
          <table:table-cell table:formula="of:=IF(AND([.M$3]&gt;[.$C5];[.M$3]&lt;=[.$C6]);&quot;X&quot;;&quot;&quot;)">
            <text:p/>
          </table:table-cell>
          <table:table-cell table:formula="of:=IF(AND([.N$3]&gt;[.$C5];[.N$3]&lt;=[.$C6]);&quot;X&quot;;&quot;&quot;)">
            <text:p/>
          </table:table-cell>
          <table:table-cell table:formula="of:=IF(AND([.O$3]&gt;[.$C5];[.O$3]&lt;=[.$C6]);&quot;X&quot;;&quot;&quot;)">
            <text:p/>
          </table:table-cell>
          <table:table-cell table:formula="of:=IF(AND([.P$3]&gt;[.$C5];[.P$3]&lt;=[.$C6]);&quot;X&quot;;&quot;&quot;)">
            <text:p/>
          </table:table-cell>
          <table:table-cell table:formula="of:=IF(AND([.Q$3]&gt;[.$C5];[.Q$3]&lt;=[.$C6]);&quot;X&quot;;&quot;&quot;)">
            <text:p/>
          </table:table-cell>
          <table:table-cell table:formula="of:=IF(AND([.R$3]&gt;[.$C5];[.R$3]&lt;=[.$C6]);&quot;X&quot;;&quot;&quot;)">
            <text:p/>
          </table:table-cell>
          <table:table-cell table:formula="of:=IF(AND([.S$3]&gt;[.$C5];[.S$3]&lt;=[.$C6]);&quot;X&quot;;&quot;&quot;)">
            <text:p/>
          </table:table-cell>
          <table:table-cell table:formula="of:=IF(AND([.T$3]&gt;[.$C5];[.T$3]&lt;=[.$C6]);&quot;X&quot;;&quot;&quot;)">
            <text:p/>
          </table:table-cell>
          <table:table-cell table:formula="of:=IF(AND([.U$3]&gt;[.$C5];[.U$3]&lt;=[.$C6]);&quot;X&quot;;&quot;&quot;)">
            <text:p/>
          </table:table-cell>
          <table:table-cell table:formula="of:=IF(AND([.V$3]&gt;[.$C5];[.V$3]&lt;=[.$C6]);&quot;X&quot;;&quot;&quot;)">
            <text:p/>
          </table:table-cell>
          <table:table-cell table:formula="of:=IF(AND([.W$3]&gt;[.$C5];[.W$3]&lt;=[.$C6]);&quot;X&quot;;&quot;&quot;)">
            <text:p/>
          </table:table-cell>
        </table:table-row>
        <table:table-row table:style-name="ro1">
          <table:table-cell office:value-type="string">
            <text:p>0.15</text:p>
          </table:table-cell>
          <table:table-cell office:value-type="float" office:value="3">
            <text:p>3</text:p>
          </table:table-cell>
          <table:table-cell table:formula="of:=[.C6]+(7*[.B7])" office:value-type="date" office:date-value="2012-11-23">
            <text:p>23-Nov-2012</text:p>
          </table:table-cell>
          <table:table-cell office:value-type="string">
            <text:p>Added Datatypes</text:p>
          </table:table-cell>
          <table:table-cell/>
          <table:table-cell table:formula="of:=IF(AND([.F$3]&gt;[.$C6];[.F$3]&lt;=[.$C7]);&quot;X&quot;;&quot;&quot;)">
            <text:p/>
          </table:table-cell>
          <table:table-cell table:formula="of:=IF(AND([.G$3]&gt;[.$C6];[.G$3]&lt;=[.$C7]);&quot;X&quot;;&quot;&quot;)">
            <text:p/>
          </table:table-cell>
          <table:table-cell table:formula="of:=IF(AND([.H$3]&gt;[.$C6];[.H$3]&lt;=[.$C7]);&quot;X&quot;;&quot;&quot;)">
            <text:p/>
          </table:table-cell>
          <table:table-cell table:formula="of:=IF(AND([.I$3]&gt;[.$C6];[.I$3]&lt;=[.$C7]);&quot;X&quot;;&quot;&quot;)">
            <text:p/>
          </table:table-cell>
          <table:table-cell table:formula="of:=IF(AND([.J$3]&gt;[.$C6];[.J$3]&lt;=[.$C7]);&quot;X&quot;;&quot;&quot;)">
            <text:p/>
          </table:table-cell>
          <table:table-cell table:formula="of:=IF(AND([.K$3]&gt;[.$C6];[.K$3]&lt;=[.$C7]);&quot;X&quot;;&quot;&quot;)" office:value-type="string" office:string-value="X">
            <text:p>X</text:p>
          </table:table-cell>
          <table:table-cell table:formula="of:=IF(AND([.L$3]&gt;[.$C6];[.L$3]&lt;=[.$C7]);&quot;X&quot;;&quot;&quot;)" office:value-type="string" office:string-value="X">
            <text:p>X</text:p>
          </table:table-cell>
          <table:table-cell table:formula="of:=IF(AND([.M$3]&gt;[.$C6];[.M$3]&lt;=[.$C7]);&quot;X&quot;;&quot;&quot;)" office:value-type="string" office:string-value="X">
            <text:p>X</text:p>
          </table:table-cell>
          <table:table-cell table:formula="of:=IF(AND([.N$3]&gt;[.$C6];[.N$3]&lt;=[.$C7]);&quot;X&quot;;&quot;&quot;)">
            <text:p/>
          </table:table-cell>
          <table:table-cell table:formula="of:=IF(AND([.O$3]&gt;[.$C6];[.O$3]&lt;=[.$C7]);&quot;X&quot;;&quot;&quot;)">
            <text:p/>
          </table:table-cell>
          <table:table-cell table:formula="of:=IF(AND([.P$3]&gt;[.$C6];[.P$3]&lt;=[.$C7]);&quot;X&quot;;&quot;&quot;)">
            <text:p/>
          </table:table-cell>
          <table:table-cell table:formula="of:=IF(AND([.Q$3]&gt;[.$C6];[.Q$3]&lt;=[.$C7]);&quot;X&quot;;&quot;&quot;)">
            <text:p/>
          </table:table-cell>
          <table:table-cell table:formula="of:=IF(AND([.R$3]&gt;[.$C6];[.R$3]&lt;=[.$C7]);&quot;X&quot;;&quot;&quot;)">
            <text:p/>
          </table:table-cell>
          <table:table-cell table:formula="of:=IF(AND([.S$3]&gt;[.$C6];[.S$3]&lt;=[.$C7]);&quot;X&quot;;&quot;&quot;)">
            <text:p/>
          </table:table-cell>
          <table:table-cell table:formula="of:=IF(AND([.T$3]&gt;[.$C6];[.T$3]&lt;=[.$C7]);&quot;X&quot;;&quot;&quot;)">
            <text:p/>
          </table:table-cell>
          <table:table-cell table:formula="of:=IF(AND([.U$3]&gt;[.$C6];[.U$3]&lt;=[.$C7]);&quot;X&quot;;&quot;&quot;)">
            <text:p/>
          </table:table-cell>
          <table:table-cell table:formula="of:=IF(AND([.V$3]&gt;[.$C6];[.V$3]&lt;=[.$C7]);&quot;X&quot;;&quot;&quot;)">
            <text:p/>
          </table:table-cell>
          <table:table-cell table:formula="of:=IF(AND([.W$3]&gt;[.$C6];[.W$3]&lt;=[.$C7]);&quot;X&quot;;&quot;&quot;)">
            <text:p/>
          </table:table-cell>
        </table:table-row>
        <table:table-row table:style-name="ro1">
          <table:table-cell office:value-type="string">
            <text:p>0.16</text:p>
          </table:table-cell>
          <table:table-cell office:value-type="float" office:value="2">
            <text:p>2</text:p>
          </table:table-cell>
          <table:table-cell table:formula="of:=[.C7]+(7*[.B8])" office:value-type="date" office:date-value="2012-12-07">
            <text:p>07-Dec-2012</text:p>
          </table:table-cell>
          <table:table-cell office:value-type="string">
            <text:p>High Priority Fixes</text:p>
          </table:table-cell>
          <table:table-cell/>
          <table:table-cell table:formula="of:=IF(AND([.F$3]&gt;[.$C7];[.F$3]&lt;=[.$C8]);&quot;X&quot;;&quot;&quot;)">
            <text:p/>
          </table:table-cell>
          <table:table-cell table:formula="of:=IF(AND([.G$3]&gt;[.$C7];[.G$3]&lt;=[.$C8]);&quot;X&quot;;&quot;&quot;)">
            <text:p/>
          </table:table-cell>
          <table:table-cell table:formula="of:=IF(AND([.H$3]&gt;[.$C7];[.H$3]&lt;=[.$C8]);&quot;X&quot;;&quot;&quot;)">
            <text:p/>
          </table:table-cell>
          <table:table-cell table:formula="of:=IF(AND([.I$3]&gt;[.$C7];[.I$3]&lt;=[.$C8]);&quot;X&quot;;&quot;&quot;)">
            <text:p/>
          </table:table-cell>
          <table:table-cell table:formula="of:=IF(AND([.J$3]&gt;[.$C7];[.J$3]&lt;=[.$C8]);&quot;X&quot;;&quot;&quot;)">
            <text:p/>
          </table:table-cell>
          <table:table-cell table:formula="of:=IF(AND([.K$3]&gt;[.$C7];[.K$3]&lt;=[.$C8]);&quot;X&quot;;&quot;&quot;)">
            <text:p/>
          </table:table-cell>
          <table:table-cell table:formula="of:=IF(AND([.L$3]&gt;[.$C7];[.L$3]&lt;=[.$C8]);&quot;X&quot;;&quot;&quot;)">
            <text:p/>
          </table:table-cell>
          <table:table-cell table:formula="of:=IF(AND([.M$3]&gt;[.$C7];[.M$3]&lt;=[.$C8]);&quot;X&quot;;&quot;&quot;)">
            <text:p/>
          </table:table-cell>
          <table:table-cell table:formula="of:=IF(AND([.N$3]&gt;[.$C7];[.N$3]&lt;=[.$C8]);&quot;X&quot;;&quot;&quot;)" office:value-type="string" office:string-value="X">
            <text:p>X</text:p>
          </table:table-cell>
          <table:table-cell table:formula="of:=IF(AND([.O$3]&gt;[.$C7];[.O$3]&lt;=[.$C8]);&quot;X&quot;;&quot;&quot;)" office:value-type="string" office:string-value="X">
            <text:p>X</text:p>
          </table:table-cell>
          <table:table-cell table:formula="of:=IF(AND([.P$3]&gt;[.$C7];[.P$3]&lt;=[.$C8]);&quot;X&quot;;&quot;&quot;)">
            <text:p/>
          </table:table-cell>
          <table:table-cell table:formula="of:=IF(AND([.Q$3]&gt;[.$C7];[.Q$3]&lt;=[.$C8]);&quot;X&quot;;&quot;&quot;)">
            <text:p/>
          </table:table-cell>
          <table:table-cell table:formula="of:=IF(AND([.R$3]&gt;[.$C7];[.R$3]&lt;=[.$C8]);&quot;X&quot;;&quot;&quot;)">
            <text:p/>
          </table:table-cell>
          <table:table-cell table:formula="of:=IF(AND([.S$3]&gt;[.$C7];[.S$3]&lt;=[.$C8]);&quot;X&quot;;&quot;&quot;)">
            <text:p/>
          </table:table-cell>
          <table:table-cell table:formula="of:=IF(AND([.T$3]&gt;[.$C7];[.T$3]&lt;=[.$C8]);&quot;X&quot;;&quot;&quot;)">
            <text:p/>
          </table:table-cell>
          <table:table-cell table:formula="of:=IF(AND([.U$3]&gt;[.$C7];[.U$3]&lt;=[.$C8]);&quot;X&quot;;&quot;&quot;)">
            <text:p/>
          </table:table-cell>
          <table:table-cell table:formula="of:=IF(AND([.V$3]&gt;[.$C7];[.V$3]&lt;=[.$C8]);&quot;X&quot;;&quot;&quot;)">
            <text:p/>
          </table:table-cell>
          <table:table-cell table:formula="of:=IF(AND([.W$3]&gt;[.$C7];[.W$3]&lt;=[.$C8]);&quot;X&quot;;&quot;&quot;)">
            <text:p/>
          </table:table-cell>
        </table:table-row>
        <table:table-row table:style-name="ro1">
          <table:table-cell office:value-type="string">
            <text:p>0.17</text:p>
          </table:table-cell>
          <table:table-cell office:value-type="float" office:value="4">
            <text:p>4</text:p>
          </table:table-cell>
          <table:table-cell table:formula="of:=[.C8]+(7*[.B9])" office:value-type="date" office:date-value="2013-01-04">
            <text:p>04-Jan-2013</text:p>
          </table:table-cell>
          <table:table-cell office:value-type="string">
            <text:p>Capacity Increases</text:p>
          </table:table-cell>
          <table:table-cell/>
          <table:table-cell table:formula="of:=IF(AND([.F$3]&gt;[.$C8];[.F$3]&lt;=[.$C9]);&quot;X&quot;;&quot;&quot;)">
            <text:p/>
          </table:table-cell>
          <table:table-cell table:formula="of:=IF(AND([.G$3]&gt;[.$C8];[.G$3]&lt;=[.$C9]);&quot;X&quot;;&quot;&quot;)">
            <text:p/>
          </table:table-cell>
          <table:table-cell table:formula="of:=IF(AND([.H$3]&gt;[.$C8];[.H$3]&lt;=[.$C9]);&quot;X&quot;;&quot;&quot;)">
            <text:p/>
          </table:table-cell>
          <table:table-cell table:formula="of:=IF(AND([.I$3]&gt;[.$C8];[.I$3]&lt;=[.$C9]);&quot;X&quot;;&quot;&quot;)">
            <text:p/>
          </table:table-cell>
          <table:table-cell table:formula="of:=IF(AND([.J$3]&gt;[.$C8];[.J$3]&lt;=[.$C9]);&quot;X&quot;;&quot;&quot;)">
            <text:p/>
          </table:table-cell>
          <table:table-cell table:formula="of:=IF(AND([.K$3]&gt;[.$C8];[.K$3]&lt;=[.$C9]);&quot;X&quot;;&quot;&quot;)">
            <text:p/>
          </table:table-cell>
          <table:table-cell table:formula="of:=IF(AND([.L$3]&gt;[.$C8];[.L$3]&lt;=[.$C9]);&quot;X&quot;;&quot;&quot;)">
            <text:p/>
          </table:table-cell>
          <table:table-cell table:formula="of:=IF(AND([.M$3]&gt;[.$C8];[.M$3]&lt;=[.$C9]);&quot;X&quot;;&quot;&quot;)">
            <text:p/>
          </table:table-cell>
          <table:table-cell table:formula="of:=IF(AND([.N$3]&gt;[.$C8];[.N$3]&lt;=[.$C9]);&quot;X&quot;;&quot;&quot;)">
            <text:p/>
          </table:table-cell>
          <table:table-cell table:formula="of:=IF(AND([.O$3]&gt;[.$C8];[.O$3]&lt;=[.$C9]);&quot;X&quot;;&quot;&quot;)">
            <text:p/>
          </table:table-cell>
          <table:table-cell table:formula="of:=IF(AND([.P$3]&gt;[.$C8];[.P$3]&lt;=[.$C9]);&quot;X&quot;;&quot;&quot;)" office:value-type="string" office:string-value="X">
            <text:p>X</text:p>
          </table:table-cell>
          <table:table-cell table:formula="of:=IF(AND([.Q$3]&gt;[.$C8];[.Q$3]&lt;=[.$C9]);&quot;X&quot;;&quot;&quot;)" office:value-type="string" office:string-value="X">
            <text:p>X</text:p>
          </table:table-cell>
          <table:table-cell table:formula="of:=IF(AND([.R$3]&gt;[.$C8];[.R$3]&lt;=[.$C9]);&quot;X&quot;;&quot;&quot;)" office:value-type="string" office:string-value="X">
            <text:p>X</text:p>
          </table:table-cell>
          <table:table-cell table:formula="of:=IF(AND([.S$3]&gt;[.$C8];[.S$3]&lt;=[.$C9]);&quot;X&quot;;&quot;&quot;)" office:value-type="string" office:string-value="X">
            <text:p>X</text:p>
          </table:table-cell>
          <table:table-cell table:formula="of:=IF(AND([.T$3]&gt;[.$C8];[.T$3]&lt;=[.$C9]);&quot;X&quot;;&quot;&quot;)">
            <text:p/>
          </table:table-cell>
          <table:table-cell table:formula="of:=IF(AND([.U$3]&gt;[.$C8];[.U$3]&lt;=[.$C9]);&quot;X&quot;;&quot;&quot;)">
            <text:p/>
          </table:table-cell>
          <table:table-cell table:formula="of:=IF(AND([.V$3]&gt;[.$C8];[.V$3]&lt;=[.$C9]);&quot;X&quot;;&quot;&quot;)">
            <text:p/>
          </table:table-cell>
          <table:table-cell table:formula="of:=IF(AND([.W$3]&gt;[.$C8];[.W$3]&lt;=[.$C9]);&quot;X&quot;;&quot;&quot;)">
            <text:p/>
          </table:table-cell>
        </table:table-row>
        <table:table-row table:style-name="ro1">
          <table:table-cell office:value-type="string">
            <text:p>0.18</text:p>
          </table:table-cell>
          <table:table-cell office:value-type="float" office:value="5">
            <text:p>5</text:p>
          </table:table-cell>
          <table:table-cell table:formula="of:=[.C9]+(7*[.B10])" office:value-type="date" office:date-value="2013-02-08">
            <text:p>08-Feb-2013</text:p>
          </table:table-cell>
          <table:table-cell office:value-type="string">
            <text:p>Low Priority Fixes</text:p>
          </table:table-cell>
          <table:table-cell/>
          <table:table-cell table:formula="of:=IF(AND([.F$3]&gt;[.$C9];[.F$3]&lt;=[.$C10]);&quot;X&quot;;&quot;&quot;)">
            <text:p/>
          </table:table-cell>
          <table:table-cell table:formula="of:=IF(AND([.G$3]&gt;[.$C9];[.G$3]&lt;=[.$C10]);&quot;X&quot;;&quot;&quot;)">
            <text:p/>
          </table:table-cell>
          <table:table-cell table:formula="of:=IF(AND([.H$3]&gt;[.$C9];[.H$3]&lt;=[.$C10]);&quot;X&quot;;&quot;&quot;)">
            <text:p/>
          </table:table-cell>
          <table:table-cell table:formula="of:=IF(AND([.I$3]&gt;[.$C9];[.I$3]&lt;=[.$C10]);&quot;X&quot;;&quot;&quot;)">
            <text:p/>
          </table:table-cell>
          <table:table-cell table:formula="of:=IF(AND([.J$3]&gt;[.$C9];[.J$3]&lt;=[.$C10]);&quot;X&quot;;&quot;&quot;)">
            <text:p/>
          </table:table-cell>
          <table:table-cell table:formula="of:=IF(AND([.K$3]&gt;[.$C9];[.K$3]&lt;=[.$C10]);&quot;X&quot;;&quot;&quot;)">
            <text:p/>
          </table:table-cell>
          <table:table-cell table:formula="of:=IF(AND([.L$3]&gt;[.$C9];[.L$3]&lt;=[.$C10]);&quot;X&quot;;&quot;&quot;)">
            <text:p/>
          </table:table-cell>
          <table:table-cell table:formula="of:=IF(AND([.M$3]&gt;[.$C9];[.M$3]&lt;=[.$C10]);&quot;X&quot;;&quot;&quot;)">
            <text:p/>
          </table:table-cell>
          <table:table-cell table:formula="of:=IF(AND([.N$3]&gt;[.$C9];[.N$3]&lt;=[.$C10]);&quot;X&quot;;&quot;&quot;)">
            <text:p/>
          </table:table-cell>
          <table:table-cell table:formula="of:=IF(AND([.O$3]&gt;[.$C9];[.O$3]&lt;=[.$C10]);&quot;X&quot;;&quot;&quot;)">
            <text:p/>
          </table:table-cell>
          <table:table-cell table:formula="of:=IF(AND([.P$3]&gt;[.$C9];[.P$3]&lt;=[.$C10]);&quot;X&quot;;&quot;&quot;)">
            <text:p/>
          </table:table-cell>
          <table:table-cell table:formula="of:=IF(AND([.Q$3]&gt;[.$C9];[.Q$3]&lt;=[.$C10]);&quot;X&quot;;&quot;&quot;)">
            <text:p/>
          </table:table-cell>
          <table:table-cell table:formula="of:=IF(AND([.R$3]&gt;[.$C9];[.R$3]&lt;=[.$C10]);&quot;X&quot;;&quot;&quot;)">
            <text:p/>
          </table:table-cell>
          <table:table-cell table:formula="of:=IF(AND([.S$3]&gt;[.$C9];[.S$3]&lt;=[.$C10]);&quot;X&quot;;&quot;&quot;)">
            <text:p/>
          </table:table-cell>
          <table:table-cell table:formula="of:=IF(AND([.T$3]&gt;[.$C9];[.T$3]&lt;=[.$C10]);&quot;X&quot;;&quot;&quot;)" office:value-type="string" office:string-value="X">
            <text:p>X</text:p>
          </table:table-cell>
          <table:table-cell table:formula="of:=IF(AND([.U$3]&gt;[.$C9];[.U$3]&lt;=[.$C10]);&quot;X&quot;;&quot;&quot;)" office:value-type="string" office:string-value="X">
            <text:p>X</text:p>
          </table:table-cell>
          <table:table-cell table:formula="of:=IF(AND([.V$3]&gt;[.$C9];[.V$3]&lt;=[.$C10]);&quot;X&quot;;&quot;&quot;)" office:value-type="string" office:string-value="X">
            <text:p>X</text:p>
          </table:table-cell>
          <table:table-cell table:formula="of:=IF(AND([.W$3]&gt;[.$C9];[.W$3]&lt;=[.$C10]);&quot;X&quot;;&quot;&quot;)" office:value-type="string" office:string-value="X">
            <text:p>X</text:p>
          </table:table-cell>
        </table:table-row>
        <table:table-row table:style-name="ro1">
          <table:table-cell office:value-type="string">
            <text:p>1.0</text:p>
          </table:table-cell>
          <table:table-cell office:value-type="float" office:value="2">
            <text:p>2</text:p>
          </table:table-cell>
          <table:table-cell table:formula="of:=[.C10]+(7*[.B11])" office:value-type="date" office:date-value="2013-02-22">
            <text:p>22-Feb-2013</text:p>
          </table:table-cell>
          <table:table-cell office:value-type="string">
            <text:p>Cleanup and Documentation</text:p>
          </table:table-cell>
          <table:table-cell/>
          <table:table-cell table:formula="of:=IF(AND([.F$3]&gt;[.$C10];[.F$3]&lt;=[.$C11]);&quot;X&quot;;&quot;&quot;)">
            <text:p/>
          </table:table-cell>
          <table:table-cell table:formula="of:=IF(AND([.G$3]&gt;[.$C10];[.G$3]&lt;=[.$C11]);&quot;X&quot;;&quot;&quot;)">
            <text:p/>
          </table:table-cell>
          <table:table-cell table:formula="of:=IF(AND([.H$3]&gt;[.$C10];[.H$3]&lt;=[.$C11]);&quot;X&quot;;&quot;&quot;)">
            <text:p/>
          </table:table-cell>
          <table:table-cell table:formula="of:=IF(AND([.I$3]&gt;[.$C10];[.I$3]&lt;=[.$C11]);&quot;X&quot;;&quot;&quot;)">
            <text:p/>
          </table:table-cell>
          <table:table-cell table:formula="of:=IF(AND([.J$3]&gt;[.$C10];[.J$3]&lt;=[.$C11]);&quot;X&quot;;&quot;&quot;)">
            <text:p/>
          </table:table-cell>
          <table:table-cell table:formula="of:=IF(AND([.K$3]&gt;[.$C10];[.K$3]&lt;=[.$C11]);&quot;X&quot;;&quot;&quot;)">
            <text:p/>
          </table:table-cell>
          <table:table-cell table:formula="of:=IF(AND([.L$3]&gt;[.$C10];[.L$3]&lt;=[.$C11]);&quot;X&quot;;&quot;&quot;)">
            <text:p/>
          </table:table-cell>
          <table:table-cell table:formula="of:=IF(AND([.M$3]&gt;[.$C10];[.M$3]&lt;=[.$C11]);&quot;X&quot;;&quot;&quot;)">
            <text:p/>
          </table:table-cell>
          <table:table-cell table:formula="of:=IF(AND([.N$3]&gt;[.$C10];[.N$3]&lt;=[.$C11]);&quot;X&quot;;&quot;&quot;)">
            <text:p/>
          </table:table-cell>
          <table:table-cell table:formula="of:=IF(AND([.O$3]&gt;[.$C10];[.O$3]&lt;=[.$C11]);&quot;X&quot;;&quot;&quot;)">
            <text:p/>
          </table:table-cell>
          <table:table-cell table:formula="of:=IF(AND([.P$3]&gt;[.$C10];[.P$3]&lt;=[.$C11]);&quot;X&quot;;&quot;&quot;)">
            <text:p/>
          </table:table-cell>
          <table:table-cell table:formula="of:=IF(AND([.Q$3]&gt;[.$C10];[.Q$3]&lt;=[.$C11]);&quot;X&quot;;&quot;&quot;)">
            <text:p/>
          </table:table-cell>
          <table:table-cell table:formula="of:=IF(AND([.R$3]&gt;[.$C10];[.R$3]&lt;=[.$C11]);&quot;X&quot;;&quot;&quot;)">
            <text:p/>
          </table:table-cell>
          <table:table-cell table:formula="of:=IF(AND([.S$3]&gt;[.$C10];[.S$3]&lt;=[.$C11]);&quot;X&quot;;&quot;&quot;)">
            <text:p/>
          </table:table-cell>
          <table:table-cell table:formula="of:=IF(AND([.T$3]&gt;[.$C10];[.T$3]&lt;=[.$C11]);&quot;X&quot;;&quot;&quot;)">
            <text:p/>
          </table:table-cell>
          <table:table-cell table:formula="of:=IF(AND([.U$3]&gt;[.$C10];[.U$3]&lt;=[.$C11]);&quot;X&quot;;&quot;&quot;)">
            <text:p/>
          </table:table-cell>
          <table:table-cell table:formula="of:=IF(AND([.V$3]&gt;[.$C10];[.V$3]&lt;=[.$C11]);&quot;X&quot;;&quot;&quot;)">
            <text:p/>
          </table:table-cell>
          <table:table-cell table:formula="of:=IF(AND([.W$3]&gt;[.$C10];[.W$3]&lt;=[.$C11]);&quot;X&quot;;&quot;&quot;)">
            <text:p/>
          </table:table-cell>
        </table:table-row>
        <table:table-row table:style-name="ro1">
          <table:table-cell office:value-type="string">
            <text:p>1.1</text:p>
          </table:table-cell>
          <table:table-cell office:value-type="float" office:value="3">
            <text:p>3</text:p>
          </table:table-cell>
          <table:table-cell table:formula="of:=[.C11]+(7*[.B12])" office:value-type="date" office:date-value="2013-03-15">
            <text:p>15-Mar-2013</text:p>
          </table:table-cell>
          <table:table-cell office:value-type="string">
            <text:p>Developer Friendly Enhancements</text:p>
          </table:table-cell>
          <table:table-cell/>
          <table:table-cell table:formula="of:=IF(AND([.F$3]&gt;[.$C11];[.F$3]&lt;=[.$C12]);&quot;X&quot;;&quot;&quot;)">
            <text:p/>
          </table:table-cell>
          <table:table-cell table:formula="of:=IF(AND([.G$3]&gt;[.$C11];[.G$3]&lt;=[.$C12]);&quot;X&quot;;&quot;&quot;)">
            <text:p/>
          </table:table-cell>
          <table:table-cell table:formula="of:=IF(AND([.H$3]&gt;[.$C11];[.H$3]&lt;=[.$C12]);&quot;X&quot;;&quot;&quot;)">
            <text:p/>
          </table:table-cell>
          <table:table-cell table:formula="of:=IF(AND([.I$3]&gt;[.$C11];[.I$3]&lt;=[.$C12]);&quot;X&quot;;&quot;&quot;)">
            <text:p/>
          </table:table-cell>
          <table:table-cell table:formula="of:=IF(AND([.J$3]&gt;[.$C11];[.J$3]&lt;=[.$C12]);&quot;X&quot;;&quot;&quot;)">
            <text:p/>
          </table:table-cell>
          <table:table-cell table:formula="of:=IF(AND([.K$3]&gt;[.$C11];[.K$3]&lt;=[.$C12]);&quot;X&quot;;&quot;&quot;)">
            <text:p/>
          </table:table-cell>
          <table:table-cell table:formula="of:=IF(AND([.L$3]&gt;[.$C11];[.L$3]&lt;=[.$C12]);&quot;X&quot;;&quot;&quot;)">
            <text:p/>
          </table:table-cell>
          <table:table-cell table:formula="of:=IF(AND([.M$3]&gt;[.$C11];[.M$3]&lt;=[.$C12]);&quot;X&quot;;&quot;&quot;)">
            <text:p/>
          </table:table-cell>
          <table:table-cell table:formula="of:=IF(AND([.N$3]&gt;[.$C11];[.N$3]&lt;=[.$C12]);&quot;X&quot;;&quot;&quot;)">
            <text:p/>
          </table:table-cell>
          <table:table-cell table:formula="of:=IF(AND([.O$3]&gt;[.$C11];[.O$3]&lt;=[.$C12]);&quot;X&quot;;&quot;&quot;)">
            <text:p/>
          </table:table-cell>
          <table:table-cell table:formula="of:=IF(AND([.P$3]&gt;[.$C11];[.P$3]&lt;=[.$C12]);&quot;X&quot;;&quot;&quot;)">
            <text:p/>
          </table:table-cell>
          <table:table-cell table:formula="of:=IF(AND([.Q$3]&gt;[.$C11];[.Q$3]&lt;=[.$C12]);&quot;X&quot;;&quot;&quot;)">
            <text:p/>
          </table:table-cell>
          <table:table-cell table:formula="of:=IF(AND([.R$3]&gt;[.$C11];[.R$3]&lt;=[.$C12]);&quot;X&quot;;&quot;&quot;)">
            <text:p/>
          </table:table-cell>
          <table:table-cell table:formula="of:=IF(AND([.S$3]&gt;[.$C11];[.S$3]&lt;=[.$C12]);&quot;X&quot;;&quot;&quot;)">
            <text:p/>
          </table:table-cell>
          <table:table-cell table:formula="of:=IF(AND([.T$3]&gt;[.$C11];[.T$3]&lt;=[.$C12]);&quot;X&quot;;&quot;&quot;)">
            <text:p/>
          </table:table-cell>
          <table:table-cell table:formula="of:=IF(AND([.U$3]&gt;[.$C11];[.U$3]&lt;=[.$C12]);&quot;X&quot;;&quot;&quot;)">
            <text:p/>
          </table:table-cell>
          <table:table-cell table:formula="of:=IF(AND([.V$3]&gt;[.$C11];[.V$3]&lt;=[.$C12]);&quot;X&quot;;&quot;&quot;)">
            <text:p/>
          </table:table-cell>
          <table:table-cell table:formula="of:=IF(AND([.W$3]&gt;[.$C11];[.W$3]&lt;=[.$C12]);&quot;X&quot;;&quot;&quot;)">
            <text:p/>
          </table:table-cell>
        </table:table-row>
        <table:table-row table:style-name="ro1">
          <table:table-cell office:value-type="string">
            <text:p>1.2</text:p>
          </table:table-cell>
          <table:table-cell office:value-type="float" office:value="4">
            <text:p>4</text:p>
          </table:table-cell>
          <table:table-cell table:formula="of:=[.C12]+(7*[.B13])" office:value-type="date" office:date-value="2013-04-12">
            <text:p>12-Apr-2013</text:p>
          </table:table-cell>
          <table:table-cell office:value-type="string">
            <text:p>Performance Test Data Generation</text:p>
          </table:table-cell>
          <table:table-cell/>
          <table:table-cell table:formula="of:=IF(AND([.F$3]&gt;[.$C12];[.F$3]&lt;=[.$C13]);&quot;X&quot;;&quot;&quot;)">
            <text:p/>
          </table:table-cell>
          <table:table-cell table:formula="of:=IF(AND([.G$3]&gt;[.$C12];[.G$3]&lt;=[.$C13]);&quot;X&quot;;&quot;&quot;)">
            <text:p/>
          </table:table-cell>
          <table:table-cell table:formula="of:=IF(AND([.H$3]&gt;[.$C12];[.H$3]&lt;=[.$C13]);&quot;X&quot;;&quot;&quot;)">
            <text:p/>
          </table:table-cell>
          <table:table-cell table:formula="of:=IF(AND([.I$3]&gt;[.$C12];[.I$3]&lt;=[.$C13]);&quot;X&quot;;&quot;&quot;)">
            <text:p/>
          </table:table-cell>
          <table:table-cell table:formula="of:=IF(AND([.J$3]&gt;[.$C12];[.J$3]&lt;=[.$C13]);&quot;X&quot;;&quot;&quot;)">
            <text:p/>
          </table:table-cell>
          <table:table-cell table:formula="of:=IF(AND([.K$3]&gt;[.$C12];[.K$3]&lt;=[.$C13]);&quot;X&quot;;&quot;&quot;)">
            <text:p/>
          </table:table-cell>
          <table:table-cell table:formula="of:=IF(AND([.L$3]&gt;[.$C12];[.L$3]&lt;=[.$C13]);&quot;X&quot;;&quot;&quot;)">
            <text:p/>
          </table:table-cell>
          <table:table-cell table:formula="of:=IF(AND([.M$3]&gt;[.$C12];[.M$3]&lt;=[.$C13]);&quot;X&quot;;&quot;&quot;)">
            <text:p/>
          </table:table-cell>
          <table:table-cell table:formula="of:=IF(AND([.N$3]&gt;[.$C12];[.N$3]&lt;=[.$C13]);&quot;X&quot;;&quot;&quot;)">
            <text:p/>
          </table:table-cell>
          <table:table-cell table:formula="of:=IF(AND([.O$3]&gt;[.$C12];[.O$3]&lt;=[.$C13]);&quot;X&quot;;&quot;&quot;)">
            <text:p/>
          </table:table-cell>
          <table:table-cell table:formula="of:=IF(AND([.P$3]&gt;[.$C12];[.P$3]&lt;=[.$C13]);&quot;X&quot;;&quot;&quot;)">
            <text:p/>
          </table:table-cell>
          <table:table-cell table:formula="of:=IF(AND([.Q$3]&gt;[.$C12];[.Q$3]&lt;=[.$C13]);&quot;X&quot;;&quot;&quot;)">
            <text:p/>
          </table:table-cell>
          <table:table-cell table:formula="of:=IF(AND([.R$3]&gt;[.$C12];[.R$3]&lt;=[.$C13]);&quot;X&quot;;&quot;&quot;)">
            <text:p/>
          </table:table-cell>
          <table:table-cell table:formula="of:=IF(AND([.S$3]&gt;[.$C12];[.S$3]&lt;=[.$C13]);&quot;X&quot;;&quot;&quot;)">
            <text:p/>
          </table:table-cell>
          <table:table-cell table:formula="of:=IF(AND([.T$3]&gt;[.$C12];[.T$3]&lt;=[.$C13]);&quot;X&quot;;&quot;&quot;)">
            <text:p/>
          </table:table-cell>
          <table:table-cell table:formula="of:=IF(AND([.U$3]&gt;[.$C12];[.U$3]&lt;=[.$C13]);&quot;X&quot;;&quot;&quot;)">
            <text:p/>
          </table:table-cell>
          <table:table-cell table:formula="of:=IF(AND([.V$3]&gt;[.$C12];[.V$3]&lt;=[.$C13]);&quot;X&quot;;&quot;&quot;)">
            <text:p/>
          </table:table-cell>
          <table:table-cell table:formula="of:=IF(AND([.W$3]&gt;[.$C12];[.W$3]&lt;=[.$C13]);&quot;X&quot;;&quot;&quot;)">
            <text:p/>
          </table:table-cell>
        </table:table-row>
        <table:table-row table:style-name="ro1">
          <table:table-cell table:style-name="ce4" table:number-columns-repeated="4"/>
          <table:table-cell/>
          <table:table-cell table:style-name="ce4" table:number-columns-repeated="18"/>
        </table:table-row>
      </table:table>
      <table:table table:name="Wiki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&quot;||*Rel.*||*Wks*||*Est. Del.*||*Description*||&quot;" office:value-type="string" office:string-value="||*Rel.*||*Wks*||*Est. Del.*||*Description*||">
            <text:p>||*Rel.*||*Wks*||*Est. Del.*||*Description*||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n</text:p>
          </table:table-cell>
          <table:table-cell/>
          <table:table-cell table:formula="of:=&quot;||&quot;&amp;[DTGen.A4]&amp;&quot;||&quot;&amp;[DTGen.B4]&amp;&quot;||&quot;&amp;VLOOKUP(DAY([DTGen.C4]);[.$A$3:.$B$33];2)&amp;&quot;-&quot;&amp;VLOOKUP(MONTH([DTGen.C4]);[.$D$3:.$E$14];2)&amp;&quot;-&quot;&amp;YEAR([DTGen.C4])&amp;&quot;||&quot;&amp;[DTGen.D4]&amp;&quot;||&quot;" office:value-type="string" office:string-value="||0.12||11||05-Oct-2012||Minor/Simple Defects Repair and QA1||">
            <text:p>||0.12||11||05-Oct-2012||Minor/Simple Defects Repair and QA1||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b</text:p>
          </table:table-cell>
          <table:table-cell/>
          <table:table-cell table:formula="of:=&quot;||&quot;&amp;[DTGen.A5]&amp;&quot;||&quot;&amp;[DTGen.B5]&amp;&quot;||&quot;&amp;VLOOKUP(DAY([DTGen.C5]);[.$A$3:.$B$33];2)&amp;&quot;-&quot;&amp;VLOOKUP(MONTH([DTGen.C5]);[.$D$3:.$E$14];2)&amp;&quot;-&quot;&amp;YEAR([DTGen.C5])&amp;&quot;||&quot;&amp;[DTGen.D5]&amp;&quot;||&quot;" office:value-type="string" office:string-value="||0.13||0||05-Oct-2012||Skipped||">
            <text:p>||0.13||0||05-Oct-2012||Skipped||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ar</text:p>
          </table:table-cell>
          <table:table-cell/>
          <table:table-cell table:formula="of:=&quot;||&quot;&amp;[DTGen.A6]&amp;&quot;||&quot;&amp;[DTGen.B6]&amp;&quot;||&quot;&amp;VLOOKUP(DAY([DTGen.C6]);[.$A$3:.$B$33];2)&amp;&quot;-&quot;&amp;VLOOKUP(MONTH([DTGen.C6]);[.$D$3:.$E$14];2)&amp;&quot;-&quot;&amp;YEAR([DTGen.C6])&amp;&quot;||&quot;&amp;[DTGen.D6]&amp;&quot;||&quot;" office:value-type="string" office:string-value="||0.14||4||02-Nov-2012||QA2 Testing and Critical Fixes||">
            <text:p>||0.14||4||02-Nov-2012||QA2 Testing and Critical Fixes||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pr</text:p>
          </table:table-cell>
          <table:table-cell/>
          <table:table-cell table:formula="of:=&quot;||&quot;&amp;[DTGen.A7]&amp;&quot;||&quot;&amp;[DTGen.B7]&amp;&quot;||&quot;&amp;VLOOKUP(DAY([DTGen.C7]);[.$A$3:.$B$33];2)&amp;&quot;-&quot;&amp;VLOOKUP(MONTH([DTGen.C7]);[.$D$3:.$E$14];2)&amp;&quot;-&quot;&amp;YEAR([DTGen.C7])&amp;&quot;||&quot;&amp;[DTGen.D7]&amp;&quot;||&quot;" office:value-type="string" office:string-value="||0.15||3||23-Nov-2012||Added Datatypes||">
            <text:p>||0.15||3||23-Nov-2012||Added Datatypes||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ay</text:p>
          </table:table-cell>
          <table:table-cell/>
          <table:table-cell table:formula="of:=&quot;||&quot;&amp;[DTGen.A8]&amp;&quot;||&quot;&amp;[DTGen.B8]&amp;&quot;||&quot;&amp;VLOOKUP(DAY([DTGen.C8]);[.$A$3:.$B$33];2)&amp;&quot;-&quot;&amp;VLOOKUP(MONTH([DTGen.C8]);[.$D$3:.$E$14];2)&amp;&quot;-&quot;&amp;YEAR([DTGen.C8])&amp;&quot;||&quot;&amp;[DTGen.D8]&amp;&quot;||&quot;" office:value-type="string" office:string-value="||0.16||2||07-Dec-2012||High Priority Fixes||">
            <text:p>||0.16||2||07-Dec-2012||High Priority Fixes||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Jun</text:p>
          </table:table-cell>
          <table:table-cell/>
          <table:table-cell table:formula="of:=&quot;||&quot;&amp;[DTGen.A9]&amp;&quot;||&quot;&amp;[DTGen.B9]&amp;&quot;||&quot;&amp;VLOOKUP(DAY([DTGen.C9]);[.$A$3:.$B$33];2)&amp;&quot;-&quot;&amp;VLOOKUP(MONTH([DTGen.C9]);[.$D$3:.$E$14];2)&amp;&quot;-&quot;&amp;YEAR([DTGen.C9])&amp;&quot;||&quot;&amp;[DTGen.D9]&amp;&quot;||&quot;" office:value-type="string" office:string-value="||0.17||4||04-Jan-2013||Capacity Increases||">
            <text:p>||0.17||4||04-Jan-2013||Capacity Increases||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Jul</text:p>
          </table:table-cell>
          <table:table-cell/>
          <table:table-cell table:formula="of:=&quot;||&quot;&amp;[DTGen.A10]&amp;&quot;||&quot;&amp;[DTGen.B10]&amp;&quot;||&quot;&amp;VLOOKUP(DAY([DTGen.C10]);[.$A$3:.$B$33];2)&amp;&quot;-&quot;&amp;VLOOKUP(MONTH([DTGen.C10]);[.$D$3:.$E$14];2)&amp;&quot;-&quot;&amp;YEAR([DTGen.C10])&amp;&quot;||&quot;&amp;[DTGen.D10]&amp;&quot;||&quot;" office:value-type="string" office:string-value="||0.18||5||08-Feb-2013||Low Priority Fixes||">
            <text:p>||0.18||5||08-Feb-2013||Low Priority Fixes||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Aug</text:p>
          </table:table-cell>
          <table:table-cell/>
          <table:table-cell table:formula="of:=&quot;||&quot;&amp;[DTGen.A11]&amp;&quot;||&quot;&amp;[DTGen.B11]&amp;&quot;||&quot;&amp;VLOOKUP(DAY([DTGen.C11]);[.$A$3:.$B$33];2)&amp;&quot;-&quot;&amp;VLOOKUP(MONTH([DTGen.C11]);[.$D$3:.$E$14];2)&amp;&quot;-&quot;&amp;YEAR([DTGen.C11])&amp;&quot;||&quot;&amp;[DTGen.D11]&amp;&quot;||&quot;" office:value-type="string" office:string-value="||1.0||2||22-Feb-2013||Cleanup and Documentation||">
            <text:p>||1.0||2||22-Feb-2013||Cleanup and Documentation||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ep</text:p>
          </table:table-cell>
          <table:table-cell/>
          <table:table-cell table:formula="of:=&quot;||&quot;&amp;[DTGen.A12]&amp;&quot;||&quot;&amp;[DTGen.B12]&amp;&quot;||&quot;&amp;VLOOKUP(DAY([DTGen.C12]);[.$A$3:.$B$33];2)&amp;&quot;-&quot;&amp;VLOOKUP(MONTH([DTGen.C12]);[.$D$3:.$E$14];2)&amp;&quot;-&quot;&amp;YEAR([DTGen.C12])&amp;&quot;||&quot;&amp;[DTGen.D12]&amp;&quot;||&quot;" office:value-type="string" office:string-value="||1.1||3||15-Mar-2013||Developer Friendly Enhancements||">
            <text:p>||1.1||3||15-Mar-2013||Developer Friendly Enhancements||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Oct</text:p>
          </table:table-cell>
          <table:table-cell/>
          <table:table-cell table:formula="of:=&quot;||&quot;&amp;[DTGen.A13]&amp;&quot;||&quot;&amp;[DTGen.B13]&amp;&quot;||&quot;&amp;VLOOKUP(DAY([DTGen.C13]);[.$A$3:.$B$33];2)&amp;&quot;-&quot;&amp;VLOOKUP(MONTH([DTGen.C13]);[.$D$3:.$E$14];2)&amp;&quot;-&quot;&amp;YEAR([DTGen.C13])&amp;&quot;||&quot;&amp;[DTGen.D13]&amp;&quot;||&quot;" office:value-type="string" office:string-value="||1.2||4||12-Apr-2013||Performance Test Data Generation||">
            <text:p>||1.2||4||12-Apr-2013||Performance Test Data Generation||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ov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Dec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7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8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3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3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10/04/2012</text:date>, <text:time>08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<text:title>???</text:title></text:p>
        </style:region-left>
        <style:region-center>
          <text:p><text:span text:style-name="MT1"><text:sheet-name>???</text:sheet-name></text:span></text:p>
        </style:region-center>
      </style:header>
      <style:header-left style:display="false">
        <text:p><text:span text:style-name="MT1"><text:sheet-name>???</text:sheet-name></text:span></text:p>
      </style:header-left>
      <style:footer>
        <style:region-left>
          <text:p>Duane Dieterich</text:p>
        </style:region-left>
        <style:region-center>
          <text:p>Page <text:page-number>1</text:page-number> of <text:page-count>99</text:page-count></text:p>
        </style:region-center>
        <style:region-right>
          <text:p><text:date style:data-style-name="N2" text:date-value="2012-10-04">10/04/2012</text:date></text:p>
        </style:region-right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</meta:creation-date>
    <dc:creator>Duane Dieterich</dc:creator>
    <dc:date>2012-10-04T08:41:24.46</dc:date>
    <meta:editing-cycles>14</meta:editing-cycles>
    <meta:editing-duration>PT22H9M36S</meta:editing-duration>
    <meta:generator>OpenOffice.org/3.3$Win32 OpenOffice.org_project/330m20$Build-9567</meta:generator>
    <meta:document-statistic meta:table-count="2" meta:cell-count="356" meta:object-count="0"/>
  </office:meta>
</office:document-meta>
</file>